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/>
    <style:font-face style:name="TeX Gyre Adventor" svg:font-family="'TeX Gyre Adventor'"/>
    <style:font-face style:name="sans-serif" svg:font-family="sans-serif"/>
    <style:font-face style:name="FreeSans1" svg:font-family="FreeSans" style:font-family-generic="swiss"/>
    <style:font-face style:name="Latin Modern Sans" svg:font-family="'Latin Moder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Latin Modern Sans" fo:font-size="14pt" fo:font-weight="bold" officeooo:rsid="001b731f" officeooo:paragraph-rsid="001e841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Latin Modern Sans" fo:font-size="14pt" fo:font-weight="bold" officeooo:rsid="001b731f" officeooo:paragraph-rsid="001b731f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Latin Modern Sans" fo:font-size="14pt" fo:font-weight="bold" officeooo:rsid="001d2a00" officeooo:paragraph-rsid="001d2a00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Latin Modern Sans" fo:font-size="14pt" fo:font-weight="bold" officeooo:rsid="001d2b6d" officeooo:paragraph-rsid="001d2b6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Latin Modern Sans" fo:font-size="14pt" fo:font-weight="bold" officeooo:rsid="001d2b6d" officeooo:paragraph-rsid="001e8416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Latin Modern Sans" fo:font-size="14pt" fo:font-weight="bold" officeooo:rsid="0023ccd9" officeooo:paragraph-rsid="0023ccd9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Latin Modern Sans" fo:font-size="14pt" fo:font-weight="normal" officeooo:rsid="001d2b6d" officeooo:paragraph-rsid="001d2b6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Latin Modern Sans" fo:font-size="14pt" fo:font-weight="normal" officeooo:rsid="001d2b6d" officeooo:paragraph-rsid="001e8416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Latin Modern Sans" fo:font-size="14pt" fo:font-weight="normal" officeooo:rsid="001d2b6d" officeooo:paragraph-rsid="00220116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Latin Modern Sans" fo:font-size="14pt" fo:font-weight="normal" officeooo:rsid="001e8416" officeooo:paragraph-rsid="001e8416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Latin Modern Sans" fo:font-size="14pt" fo:font-weight="normal" officeooo:rsid="001e8416" officeooo:paragraph-rsid="0023ccd9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Latin Modern Sans" fo:font-size="14pt" fo:font-weight="normal" officeooo:rsid="001b731f" officeooo:paragraph-rsid="001b731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Latin Modern Sans" fo:font-size="14pt" fo:font-weight="normal" officeooo:rsid="001d2145" officeooo:paragraph-rsid="001d2145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Latin Modern Sans" fo:font-size="14pt" fo:font-weight="normal" officeooo:rsid="001d2145" officeooo:paragraph-rsid="001d2a00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Latin Modern Sans" fo:font-size="14pt" fo:font-weight="normal" officeooo:rsid="00220116" officeooo:paragraph-rsid="00220116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Latin Modern Sans" fo:font-size="14pt" fo:font-weight="normal" officeooo:paragraph-rsid="001d2145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Latin Modern Sans" fo:font-size="14pt" fo:font-weight="normal" officeooo:rsid="001d2a00" officeooo:paragraph-rsid="001d2a00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Latin Modern Sans" fo:font-size="14pt" fo:font-weight="normal" officeooo:rsid="001d2a00" officeooo:paragraph-rsid="001d2b6d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Latin Modern Sans" fo:font-size="14pt" fo:font-weight="normal" officeooo:rsid="0023ccd9" officeooo:paragraph-rsid="0023ccd9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Latin Modern Sans" fo:font-size="16pt" fo:font-weight="bold" officeooo:rsid="001e8416" officeooo:paragraph-rsid="001e8416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0000" style:font-name="Latin Modern Sans" fo:font-size="20pt" fo:font-weight="bold" officeooo:rsid="001b731f" officeooo:paragraph-rsid="001b731f" style:font-size-asian="20pt" style:font-weight-asian="bold" style:font-size-complex="20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style:font-name="Latin Modern Sans" fo:font-size="20pt" fo:font-weight="normal" officeooo:rsid="001b731f" officeooo:paragraph-rsid="001b731f" style:font-size-asian="20pt" style:font-weight-asian="normal" style:font-size-complex="20pt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paragraph-rsid="001d2145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Latin Modern Sans" fo:font-size="14pt" fo:letter-spacing="normal" fo:font-weight="normal" officeooo:rsid="001d2b6d" officeooo:paragraph-rsid="001d2b6d" fo:background-color="#000000" style:font-size-asian="14pt" style:font-weight-asian="normal" style:font-size-complex="14pt" style:font-weight-complex="normal" loext:padding="0cm" loext:border="none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Latin Modern Sans" fo:font-weight="normal" style:font-weight-asian="normal" style:font-weight-complex="normal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Latin Modern Sans" fo:font-size="18pt" fo:font-weight="bold" officeooo:rsid="0023ccd9" officeooo:paragraph-rsid="0023ccd9" style:font-size-asian="18pt" style:font-weight-asian="bold" style:font-size-complex="18pt" style:font-weight-complex="bold"/>
    </style:style>
    <style:style style:name="T1" style:family="text">
      <style:text-properties officeooo:rsid="001d2145"/>
    </style:style>
    <style:style style:name="T2" style:family="text">
      <style:text-properties fo:letter-spacing="normal" fo:font-style="italic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letter-spacing="normal" fo:font-style="normal" officeooo:rsid="001d2145"/>
    </style:style>
    <style:style style:name="T6" style:family="text">
      <style:text-properties fo:font-variant="normal" fo:text-transform="none" fo:letter-spacing="normal" fo:font-style="normal" officeooo:rsid="001d2a00"/>
    </style:style>
    <style:style style:name="T7" style:family="text">
      <style:text-properties fo:font-variant="normal" fo:text-transform="none" fo:letter-spacing="normal" fo:font-style="normal" officeooo:rsid="001d2b6d"/>
    </style:style>
    <style:style style:name="T8" style:family="text">
      <style:text-properties fo:font-variant="normal" fo:text-transform="none" fo:letter-spacing="normal" fo:font-style="normal" officeooo:rsid="00220116"/>
    </style:style>
    <style:style style:name="T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letter-spacing="normal" fo:font-style="normal" fo:font-weight="bold" officeooo:rsid="0023ccd9" style:font-weight-asian="bold" style:font-weight-complex="bold"/>
    </style:style>
    <style:style style:name="T11" style:family="text">
      <style:text-properties fo:font-variant="normal" fo:text-transform="none" fo:letter-spacing="normal" fo:font-style="normal" officeooo:rsid="0023ccd9"/>
    </style:style>
    <style:style style:name="T12" style:family="text">
      <style:text-properties fo:font-variant="normal" fo:text-transform="none" fo:color="#000000" style:font-name="Latin Modern Sans" fo:font-size="14pt" fo:letter-spacing="normal" fo:font-style="normal" fo:font-weight="normal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000000" style:font-name="Latin Modern Sans" fo:font-size="14pt" fo:letter-spacing="normal" fo:font-style="normal" fo:font-weight="normal" officeooo:rsid="00220116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Latin Modern Sans" fo:font-size="14pt" fo:letter-spacing="normal" fo:font-style="normal" style:text-underline-style="none" fo:font-weight="normal" style:text-blinking="false" fo:background-color="#ffffff" loext:char-shading-value="0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Latin Modern Sans" fo:font-size="14pt" fo:letter-spacing="normal" fo:font-style="normal" style:text-underline-style="none" fo:font-weight="normal" officeooo:rsid="00220116" style:text-blinking="false" fo:background-color="#ffffff" loext:char-shading-value="0" style:font-size-asian="14pt" style:font-weight-asian="normal" style:font-size-complex="14pt" style:font-weight-complex="normal"/>
    </style:style>
    <style:style style:name="T16" style:family="text">
      <style:text-properties officeooo:rsid="001e8416"/>
    </style:style>
    <style:style style:name="T17" style:family="text">
      <style:text-properties officeooo:rsid="00220116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3ccd9" style:font-weight-asian="bold" style:font-weight-complex="bold"/>
    </style:style>
    <style:style style:name="T20" style:family="text">
      <style:text-properties officeooo:rsid="0023ccd9"/>
    </style:style>
    <style:style style:name="T21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Notes pour l’exposé d’ICN</text:p>
      <text:p text:style-name="P22"/>
      <text:p text:style-name="P1">Définition : <text:span text:style-name="T20">Marie</text:span></text:p>
      <text:p text:style-name="P12"><text:s/>-Logiciel</text:p>
      <text:p text:style-name="P12">-Operating system(OS)</text:p>
      <text:p text:style-name="P12">- joue un rôle d’interface</text:p>
      <text:p text:style-name="P12">-<text:span text:style-name="T17">permet exécution applications</text:span></text:p>
      <text:p text:style-name="P12">-<text:span text:style-name="T17">exploite ressources matérielles</text:span></text:p>
      <text:p text:style-name="P12"><text:span text:style-name="T17">exemple : si un programme essaye d’accéder a un case mémoire qui ne lui appartiens pas le os le kill instantanément(segfault)</text:span></text:p>
      <text:p text:style-name="P12"/>
      <text:p text:style-name="P12"/>
      <text:p text:style-name="P2">Historique :</text:p>
      <text:p text:style-name="P12"/>
      <text:p text:style-name="P12"><text:span text:style-name="T19">(Marie) </text:span><text:span text:style-name="T18">1945 </text:span>: premiers ordinateurs</text:p>
      <text:p text:style-name="P12">-pas de système d’exploitation</text:p>
      <text:p text:style-name="P12">-exploitation directe des ressources </text:p>
      <text:p text:style-name="P12">-piles de cartes perforées dans un lecteur</text:p>
      <text:p text:style-name="P12">-peu puissants et uni taches</text:p>
      <text:p text:style-name="P12"/>
      <text:p text:style-name="P12"><text:span text:style-name="T19">(Léanne) </text:span><text:span text:style-name="T18">1965 </text:span>Multics</text:p>
      <text:p text:style-name="P12">-<text:span text:style-name="T17">premier système d’exploitation</text:span></text:p>
      <text:p text:style-name="P12">-<text:span text:style-name="T17">est multitâche</text:span></text:p>
      <text:p text:style-name="P12">-MIT invention</text:p>
      <text:p text:style-name="P12">-principe multiprogrammation</text:p>
      <text:p text:style-name="P12">-<text:span text:style-name="T17">exécution</text:span> programmes <text:span text:style-name="T1">en mémoire</text:span> simultané<text:span text:style-name="T1">ment </text:span></text:p>
      <text:p text:style-name="P12"/>
      <text:p text:style-name="P12"/>
      <text:p text:style-name="P13"><text:span text:style-name="T19">(Marie )</text:span><text:span text:style-name="T18">1969</text:span> : <text:span text:style-name="T17">U</text:span>nix</text:p>
      <text:p text:style-name="P13"/>
      <text:p text:style-name="P13">-Ken <text:span text:style-name="T17">Thompson</text:span> et Dennis Ritchie Laboratoire Bell</text:p>
      <text:p text:style-name="P13">-veulent utiliser <text:span text:style-name="T17">système</text:span> <text:span text:style-name="T17">Multics</text:span> mais trop cher</text:p>
      <text:p text:style-name="P13">-<text:span text:style-name="T17">Thompson</text:span> version <text:span text:style-name="T17">allégée</text:span> Multics </text:p>
      <text:p text:style-name="P13">-<text:span text:style-name="T17">développement</text:span> du langage de programmation C par Ritchie</text:p>
      <text:p text:style-name="P15"><text:soft-page-break/>donc Systemd exploitation UNIX avec code en C</text:p>
      <text:p text:style-name="P13">-simple donc succès</text:p>
      <text:p text:style-name="P13">-code en c pour afficher hello world</text:p>
      <text:p text:style-name="P13"/>
      <text:p text:style-name="P13"><text:span text:style-name="T19">(Léanne) </text:span><text:span text:style-name="T18">1974 </text:span>: <text:span text:style-name="T17">CP</text:span>/<text:span text:style-name="T17">M</text:span></text:p>
      <text:p text:style-name="P13">-premier <text:span text:style-name="T17">système</text:span> d’exploitation pour micro ordinateur</text:p>
      <text:p text:style-name="P16"><text:span text:style-name="T1">-</text:span><text:span text:style-name="T2">Control Program/Monitor </text:span></text:p>
      <text:p text:style-name="P23"><text:span text:style-name="T12"> </text:span><text:span text:style-name="T13">G</text:span><text:a xlink:type="simple" xlink:href="https://fr.wikipedia.org/wiki/Gary_Kildall" text:style-name="Internet_20_link" text:visited-style-name="Visited_20_Internet_20_Link"><text:span text:style-name="T14">ary Kildal</text:span></text:a><text:span text:style-name="T15">l créateur OS</text:span></text:p>
      <text:p text:style-name="P16"><text:span text:style-name="T5">-très populaire</text:span></text:p>
      <text:p text:style-name="P16"><text:span text:style-name="T5"/></text:p>
      <text:p text:style-name="P13"><text:span text:style-name="T10">(Marie) </text:span><text:span text:style-name="T9">1980 : </text:span><text:span text:style-name="T3">Ms-dos</text:span></text:p>
      <text:p text:style-name="P13"><text:span text:style-name="T3">-IBM prends contact </text:span><text:span text:style-name="T8">avec</text:span><text:span text:style-name="T3"> Bill Gates </text:span></text:p>
      <text:p text:style-name="P13"><text:span text:style-name="T3">- </text:span><text:span text:style-name="T8">pour </text:span><text:span text:style-name="T3">adaptation du langage basic a un micro ordinateur </text:span></text:p>
      <text:p text:style-name="P13"><text:span text:style-name="T3">-</text:span><text:span text:style-name="T8">IBM</text:span><text:span text:style-name="T3"> cherche </text:span><text:span text:style-name="T8">système</text:span><text:span text:style-name="T3"> d ‘exploitation </text:span><text:span text:style-name="T8">mais CP/M </text:span><text:span text:style-name="T3"><text:s/>refus</text:span></text:p>
      <text:p text:style-name="P13"><text:span text:style-name="T3">-Donc QS-</text:span><text:span text:style-name="T8">dos </text:span><text:span text:style-name="T3">syst</text:span><text:span text:style-name="T8">è</text:span><text:span text:style-name="T3">me d’exploitation →</text:span><text:span text:style-name="T6"> </text:span><text:span text:style-name="T8">modifications</text:span></text:p>
      <text:p text:style-name="P13"><text:span text:style-name="T6">-Ms-dos </text:span><text:span text:style-name="T8">système avec code en basic</text:span></text:p>
      <text:p text:style-name="P13"><text:span text:style-name="T6">-code en basic pour afficher hello word</text:span></text:p>
      <text:p text:style-name="P13"><text:span text:style-name="T6"/></text:p>
      <text:p text:style-name="P13"><text:span text:style-name="T6"/></text:p>
      <text:p text:style-name="P3"><text:span text:style-name="T11">(Léanne )</text:span><text:span text:style-name="T3">1983 : </text:span><text:span text:style-name="T4">GNU</text:span></text:p>
      <text:p text:style-name="P17"><text:span text:style-name="T3">-richard </text:span><text:span text:style-name="T8">Stallman</text:span><text:span text:style-name="T3">(MIT) <text:s/></text:span><text:span text:style-name="T8">système</text:span><text:span text:style-name="T3"> exploitation licence libre</text:span></text:p>
      <text:p text:style-name="P17"><text:span text:style-name="T3">-succès mais noyau non libre</text:span></text:p>
      <text:p text:style-name="P17"><text:span text:style-name="T3"/></text:p>
      <text:p text:style-name="P17"><text:span text:style-name="T10">(Léanne) </text:span><text:span text:style-name="T9">1991-1994 </text:span><text:span text:style-name="T3">: </text:span><text:span text:style-name="T8">GNU</text:span><text:span text:style-name="T3"> </text:span><text:span text:style-name="T8">Linux</text:span></text:p>
      <text:p text:style-name="P17"><text:span text:style-name="T3"/></text:p>
      <text:p text:style-name="P17"><text:span text:style-name="T3">-Linus Torvalds crée son propre noyau</text:span></text:p>
      <text:p text:style-name="P17"><text:span text:style-name="T3">se groupe avec GNU</text:span></text:p>
      <text:p text:style-name="P18"><text:span text:style-name="T3">-code en langage console</text:span><text:span text:style-name="T7">(Bash)</text:span><text:span text:style-name="T3"> pour créer un raccourcis de tous les fichiers du répertoire linus dans le fichier richard</text:span></text:p>
      <text:p text:style-name="P17"><text:span text:style-name="T3">-licence libre, gratuite</text:span></text:p>
      <text:p text:style-name="P17"><text:span text:style-name="T3">-</text:span><text:span text:style-name="T8">système</text:span><text:span text:style-name="T3"> d’exploitation entièrement libre</text:span></text:p>
      <text:p text:style-name="P17"><text:span text:style-name="T3"/></text:p>
      <text:p text:style-name="P17"><text:span text:style-name="T3"/></text:p>
      <text:p text:style-name="P14"><text:span text:style-name="T3"/></text:p>
      <text:p text:style-name="P14"><text:span text:style-name="T3"/></text:p>
      <text:p text:style-name="P3"><text:soft-page-break/><text:span text:style-name="T3">Exemples</text:span></text:p>
      <text:p text:style-name="P17"><text:span text:style-name="T3"/></text:p>
      <text:p text:style-name="P17"><text:span text:style-name="T3"/></text:p>
      <text:p text:style-name="P17"><text:span text:style-name="T10">(Marie) </text:span><text:span text:style-name="T9">Gnu linux :</text:span><text:span text:style-name="T3"> pas un système d’exploitation mais une famille</text:span></text:p>
      <text:p text:style-name="P17"><text:span text:style-name="T3"/></text:p>
      <text:p text:style-name="P17"><text:span text:style-name="T3">-système d’exploitation appelés distribution mais avec le </text:span><text:span text:style-name="T8">même</text:span><text:span text:style-name="T3"> noyau </text:span><text:span text:style-name="T8">GNU</text:span><text:span text:style-name="T3"> <text:s/></text:span><text:span text:style-name="T8">Linux</text:span></text:p>
      <text:p text:style-name="P17"><text:span text:style-name="T3">-parfums(flavours) qui sont composés d’une interface graphique et des logiciels adaptés avec. Choix du parfums en fonction de l’interface et des ses besoins </text:span><text:span text:style-name="T8">et de la puissance de l’ordinateur</text:span></text:p>
      <text:p text:style-name="P17"><text:span text:style-name="T3"/></text:p>
      <text:p text:style-name="P17"><text:span text:style-name="T10">(Léanne )</text:span><text:span text:style-name="T9">Windows :</text:span><text:span text:style-name="T3"> de nombreuses versions comme vista 1995 1998 7 8 10 systeme le plus connue et utilisé chez les particuliers</text:span></text:p>
      <text:p text:style-name="P17"><text:span text:style-name="T3"/></text:p>
      <text:p text:style-name="P17"><text:span text:style-name="T10">(Léanne) </text:span><text:span text:style-name="T9">Mac</text:span><text:span text:style-name="T3"> : os </text:span><text:span text:style-name="T8">deuxième</text:span><text:span text:style-name="T3"> le plus connu et beaucoup par professionnels </text:span></text:p>
      <text:p text:style-name="P17"><text:span text:style-name="T3"/></text:p>
      <text:p text:style-name="P17"><text:span text:style-name="T3"/></text:p>
      <text:p text:style-name="P7"><text:span text:style-name="T10">(Léanne </text:span><text:span text:style-name="T9">Android</text:span><text:span text:style-name="T10">)</text:span><text:span text:style-name="T9"> :</text:span><text:span text:style-name="T3"> système d’exploitation pour les smartphones et tablettes crée par </text:span><text:span text:style-name="T8">Andy</text:span><text:span text:style-name="T3"> rubin et racheté par google</text:span></text:p>
      <text:p text:style-name="P7"><text:span text:style-name="T3"/></text:p>
      <text:p text:style-name="P7"><text:span text:style-name="T3"/></text:p>
      <text:p text:style-name="P4"><text:span text:style-name="T3">Principe de fonctionnement</text:span></text:p>
      <text:p text:style-name="P4"><text:span text:style-name="T3"/></text:p>
      <text:p text:style-name="P6"><text:span text:style-name="T3">(Marie) Composition</text:span></text:p>
      <text:p text:style-name="P9"><text:span text:style-name="T3">noyau(kernel) pièce centrale </text:span><text:span text:style-name="T8">système</text:span><text:span text:style-name="T3"> </text:span></text:p>
      <text:p text:style-name="P9"><text:span text:style-name="T3">-</text:span><text:span text:style-name="T8">élément</text:span><text:span text:style-name="T3"> essentiel </text:span></text:p>
      <text:p text:style-name="P9"><text:span text:style-name="T3">-si kernel tombe en panne, l’ordinateur tombe en panne</text:span></text:p>
      <text:p text:style-name="P15"><text:span text:style-name="T3">différent d’une application</text:span></text:p>
      <text:p text:style-name="P13"><text:span text:style-name="T3"/></text:p>
      <text:p text:style-name="P13"/>
      <text:p text:style-name="P7"><text:span text:style-name="T17">interpréteur</text:span> de commande : permet la communication entre utilisateur et <text:span text:style-name="T17">système</text:span> d’exploitation grâce à un langage de programmation</text:p>
      <text:p text:style-name="P7"/>
      <text:p text:style-name="P7">système de fichiers: permet d’enregistrer les fichiers dans une arborescence(empilement de boites)</text:p>
      <text:p text:style-name="P4"><text:soft-page-break/><text:span text:style-name="T20">(Marie) </text:span>Gestion :</text:p>
      <text:p text:style-name="P7"/>
      <text:p text:style-name="P7">-processeur, algorithme pour gérer la part <text:span text:style-name="T20">d’utilisation</text:span> du processeur en fonction des programmes</text:p>
      <text:p text:style-name="P7">-<text:span text:style-name="T20">gère</text:span> <text:span text:style-name="T20">mémoire</text:span> allouée aux applications</text:p>
      <text:p text:style-name="P7">-s’occupe des pilotes</text:p>
      <text:p text:style-name="P7">-<text:span text:style-name="T20">exécute</text:span> les applications</text:p>
      <text:p text:style-name="P7">-<text:span text:style-name="T20">s’occupe</text:span> des droits et de la sécurité</text:p>
      <text:p text:style-name="P7">-<text:span text:style-name="T20">gère</text:span> lecture et <text:span text:style-name="T20">écriture</text:span> de fichiers</text:p>
      <text:p text:style-name="P19"><text:span text:style-name="T18"/></text:p>
      <text:p text:style-name="P19"><text:span text:style-name="T18">(Marie ou Léanne) Schéma </text:span>:</text:p>
      <text:p text:style-name="P15">Utilisateur grâce aux périphériques veut lancer une application le système fait appel aux ressources pour exécuter l’application</text:p>
      <text:p text:style-name="P5"><text:span text:style-name="T20">(Léanne) Etat actuel :</text:span></text:p>
      <text:p text:style-name="P8"/>
      <text:p text:style-name="P8"><text:span text:style-name="T16">Ubuntu a tenté </text:span><text:s/><text:span text:style-name="T16">de faire un même système d’exploitation pour téléphones et ordinateurs mais Ubuntu Touch n’as pas été acceptés auprès du public</text:span></text:p>
      <text:p text:style-name="P8"/>
      <text:p text:style-name="P8"/>
      <text:p text:style-name="P11">Windows 10 <text:span text:style-name="T20">convergence</text:span> réussie : <text:span text:style-name="T20">Windows</text:span> phone commercialisés mais par encore très populaires .</text:p>
      <text:p text:style-name="P11"/>
      <text:p text:style-name="P11"><text:s/><text:span text:style-name="T20">Plus de </text:span>nouvelles versions de <text:span text:style-name="T20">Windows</text:span> pour les <text:span text:style-name="T20">ordinateur</text:span> mais de grosses updates avec des mises ajour et des nouvelles <text:span text:style-name="T20">fonctionnalités</text:span></text:p>
      <text:p text:style-name="P10"/>
      <text:p text:style-name="P10">Chrome OS <text:span text:style-name="T20">système</text:span> d’exploitation développé par google qui <text:span text:style-name="T20">équipe</text:span> les chromebooks ordi<text:span text:style-name="T20">nateurs</text:span> peu puissants peu cher <text:span text:style-name="T20">Léger</text:span> grande <text:span text:style-name="T20">auton</text:span>omie<text:span text:style-name="T20">( pratique pour vous car bientôt a la fac)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20"/>
      <text:p text:style-name="P20"><text:soft-page-break/><text:span text:style-name="T20">(Marie) </text:span>Avenir :</text:p>
      <text:p text:style-name="P20"/>
      <text:p text:style-name="P6">Google fushia</text:p>
      <text:p text:style-name="P10">-code en go langage développé par google est utilisé en autre avec google fushia</text:p>
      <text:p text:style-name="P10"><text:span text:style-name="T20">système</text:span> <text:span text:style-name="T20">expérimental</text:span> qui remplacera peut <text:span text:style-name="T20">être</text:span> <text:span text:style-name="T20">Android</text:span></text:p>
      <text:p text:style-name="P10"/>
      <text:p text:style-name="P10"><text:span text:style-name="T19">Apple</text:span><text:span text:style-name="T18"> et </text:span><text:span text:style-name="T19">Microsoft</text:span><text:span text:style-name="T18"> </text:span><text:s/><text:span text:style-name="T20">fusion </text:span>dans chaque marque peut <text:span text:style-name="T20">être</text:span> compl<text:span text:style-name="T20">è</text:span>te ?<text:span text:style-name="T20">(si convergence réussie)</text:span></text:p>
      <text:p text:style-name="P10"/>
      <text:p text:style-name="P10"/>
      <text:p text:style-name="P10"><text:span text:style-name="T18">IoT</text:span>= internet of things <text:s text:c="4"/>os pour objets connectés <text:span text:style-name="T20">comme mbed OS</text:span></text:p>
      <text:p text:style-name="P24"/>
      <text:p text:style-name="P25"><text:line-break/></text:p>
      <text:p text:style-name="P26">Fi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" svg:font-family="'Latin Modern Roman'"/>
    <style:font-face style:name="TeX Gyre Adventor" svg:font-family="'TeX Gyre Adventor'"/>
    <style:font-face style:name="sans-serif" svg:font-family="sans-serif"/>
    <style:font-face style:name="FreeSans1" svg:font-family="FreeSans" style:font-family-generic="swiss"/>
    <style:font-face style:name="Latin Modern Sans" svg:font-family="'Latin Moder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atin Modern Roman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atin Modern Roman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eX Gyre Adventor" fo:font-family="'TeX Gyre Adventor'" fo:font-size="16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atin Modern Roman" fo:font-family="'Latin Modern Roman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atin Modern Roman" fo:font-family="'Latin Modern Roman'" fo:font-size="10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in Modern Roman" fo:font-family="'Latin Modern Roman'"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e BAGREL</meta:initial-creator>
    <meta:creation-date>2017-09-13T20:13:58.985217296</meta:creation-date>
    <meta:printed-by>Marie BAGREL</meta:printed-by>
    <meta:print-date>2017-09-13T22:00:32.595282271</meta:print-date>
    <dc:date>2017-09-13T22:03:52.075022623</dc:date>
    <dc:creator>Marie BAGREL</dc:creator>
    <meta:editing-duration>PT3M</meta:editing-duration>
    <meta:editing-cycles>1</meta:editing-cycles>
    <meta:document-statistic meta:table-count="0" meta:image-count="0" meta:object-count="0" meta:page-count="5" meta:paragraph-count="86" meta:word-count="614" meta:character-count="4131" meta:non-whitespace-character-count="3579"/>
    <meta:generator>LibreOffice/5.1.6.2$Linux_X86_64 LibreOffice_project/10m0$Build-2</meta:generator>
  </office:meta>
</office:document-meta>
</file>